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208e" officeooo:paragraph-rsid="0009208e"/>
    </style:style>
    <style:style style:name="P2" style:family="paragraph" style:parent-style-name="Heading_20_1">
      <style:text-properties officeooo:rsid="0009208e" officeooo:paragraph-rsid="0009208e"/>
    </style:style>
    <style:style style:name="P3" style:family="paragraph" style:parent-style-name="Heading_20_2">
      <style:text-properties officeooo:rsid="0009208e" officeooo:paragraph-rsid="0009208e"/>
    </style:style>
    <style:style style:name="P4" style:family="paragraph" style:parent-style-name="Heading_20_2">
      <style:text-properties officeooo:rsid="0010f0d7" officeooo:paragraph-rsid="0010f0d7"/>
    </style:style>
    <style:style style:name="P5" style:family="paragraph" style:parent-style-name="Text_20_body">
      <style:text-properties officeooo:rsid="0009781d" officeooo:paragraph-rsid="0009781d"/>
    </style:style>
    <style:style style:name="P6" style:family="paragraph" style:parent-style-name="Text_20_body">
      <style:text-properties fo:color="#000000" loext:opacity="100%" officeooo:rsid="000fbcf4" officeooo:paragraph-rsid="000fbcf4"/>
    </style:style>
    <style:style style:name="P7" style:family="paragraph" style:parent-style-name="Text_20_body">
      <style:text-properties fo:color="#000000" loext:opacity="100%" style:text-underline-style="none" officeooo:rsid="00120451" officeooo:paragraph-rsid="00120451"/>
    </style:style>
    <style:style style:name="P8" style:family="paragraph" style:parent-style-name="Text_20_body">
      <style:text-properties fo:color="#000000" loext:opacity="100%" style:text-underline-style="none" officeooo:rsid="00134c00" officeooo:paragraph-rsid="00134c00"/>
    </style:style>
    <style:style style:name="P9" style:family="paragraph" style:parent-style-name="Text_20_body">
      <style:text-properties fo:color="#000000" loext:opacity="100%" style:text-underline-style="none" officeooo:rsid="0014729a" officeooo:paragraph-rsid="0014729a"/>
    </style:style>
    <style:style style:name="P10" style:family="paragraph" style:parent-style-name="Text_20_body">
      <style:text-properties fo:color="#000000" loext:opacity="100%" style:text-underline-style="none" officeooo:rsid="001646ff" officeooo:paragraph-rsid="001646ff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0a32da"/>
    </style:style>
    <style:style style:name="T3" style:family="text">
      <style:text-properties fo:color="#2a6099" loext:opacity="100%" officeooo:rsid="000e2046"/>
    </style:style>
    <style:style style:name="T4" style:family="text">
      <style:text-properties fo:color="#2a6099" loext:opacity="100%" officeooo:rsid="00134c00"/>
    </style:style>
    <style:style style:name="T5" style:family="text">
      <style:text-properties fo:color="#2a6099" loext:opacity="100%" officeooo:rsid="0017d324"/>
    </style:style>
    <style:style style:name="T6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xercicis de les pàgines 154-155</text:h>
      <text:h text:style-name="P3" text:outline-level="2">Pàgina 154</text:h>
      <text:p text:style-name="P5">1. <text:span text:style-name="T1">No és l’únic delegat de l’empresa. Al estar formada aquesta per 350 treballadors hi ha d’haver 3 delegats de prevenció i 3 representants de l’empresa. Si l’empresa tingués 4200 treballadors, seguint la pauta hi haurien d’haver 8 delegats de prevenció i 8 representants de l’empresa respectivament.</text:span></text:p>
      <text:p text:style-name="P5"><text:span text:style-name="T6">2. </text:span><text:span text:style-name="T2">Sí, els delegats de prevenció. Aquests s’encarreguen de que es segueixin totes les mesures de prevenció a l’empresa. Els delegats </text:span><text:span text:style-name="T3">s’escullen entre sí d’entre tots els representants dels treballadors</text:span><text:span text:style-name="T2"> i seguint l’escala, com a més treballadors hi hagi a l’empresa més delegats hi haurà.</text:span></text:p>
      <text:p text:style-name="P6">3. <text:span text:style-name="T1">Sí, ja que al ser delegat de prevenció de l’empresa té el deure d’evitar possibles perills per als treballadors i vigilar i controlar que es segueixin i es compleixin les normatives de prevenció.</text:span></text:p>
      <text:p text:style-name="P6">4. <text:span text:style-name="T1">Proporciona ajuda i assistència tècnica. Crea unes guies tècniques molt útils per a implantar i desenvolupar l’activitat preventiva. Assessora en l’elaboració de la normativa i realitza activitats de formació i informació i labors d’estudi e investigació.</text:span></text:p>
      <text:p text:style-name="P6">5. <text:span text:style-name="T1">No ho és ja que el Roberto ha de vigilar i controlar el total de l’empresa (ja que és el delegat de prevenció) per a que es mantinguin les normatives de prevenció.</text:span></text:p>
      <text:h text:style-name="P4" text:outline-level="2">Pàgina 155</text:h>
      <text:p text:style-name="P7">1. <text:span text:style-name="T4">La tècnica preventiva que estudia els nivells de decibels perillosos per a l’oïda humana es la d’higiene industrial, que s’encarrega d’actuar sobre els contaminants ambientals (en aquest cas sonors) que hi ha presents en la zona de treball.</text:span></text:p>
      <text:p text:style-name="P8">2. <text:span text:style-name="T1">Les mesures de prevenció que apareixen en el cartell són:</text:span></text:p>
      <text:p text:style-name="P8"><text:span text:style-name="T1"><text:tab/>- Aïllament de la font del soroll</text:span></text:p>
      <text:p text:style-name="P8"><text:span text:style-name="T1"><text:tab/>- Treballar en cambres insonoritzades</text:span></text:p>
      <text:p text:style-name="P8"><text:span text:style-name="T1"><text:tab/>- Col·locar parets i teulades acústiques per a que insonoritzin el soroll</text:span></text:p>
      <text:p text:style-name="P8"><text:span text:style-name="T1"><text:tab/>- Utilitzar proteccions individuals que protegeixin de sorolls externs</text:span></text:p>
      <text:p text:style-name="P9">3. <text:span text:style-name="T1">Les mesures col·lectives son les tres primeres ja que aquestes redueixen el soroll per a tots els treballadors amb un únic equip de prevenció (cambra insonoritzada per a la font de soroll o per als treballadors i parets i sostres insonoritzats) mentre que l’últim es una mesura de prevenció individual ja que els cascs son d’ús individual.</text:span></text:p>
      <text:p text:style-name="P10">4. <text:span text:style-name="T1">Els principis que s’atenen en aquest cartell són:</text:span></text:p>
      <text:p text:style-name="P10"><text:span text:style-name="T1"><text:tab/>- Evitar els riscos</text:span></text:p>
      <text:p text:style-name="P10"><text:span text:style-name="T1"><text:tab/>- Combatre els riscos en el seu origen</text:span></text:p>
      <text:p text:style-name="P10"><text:span text:style-name="T1"><text:tab/>- Adaptar el lloc de treball a la persona, els equips, mètodes de treball i de producció</text:span></text:p>
      <text:p text:style-name="P10"><text:soft-page-break/><text:span text:style-name="T1"><text:tab/>- Adoptar mesures que anteposin la protecció col·lectiva a la individual</text:span></text:p>
      <text:p text:style-name="P10"><text:span text:style-name="T1"><text:tab/>- Donar les degudes instruccions als treballadors.</text:span></text:p>
      <text:p text:style-name="P10">5. <text:span text:style-name="T1">Sí, apareixen les proteccions de l’oïda en el cas 4.</text:span></text:p>
      <text:p text:style-name="P10">6. <text:span text:style-name="T1">Sí es obligatori, ja que es una mesura de prevenció el educar als teus treballadors de tot tipus de perills i com es poden evitar (en aquest cas al perill del soroll que provoca i com prevenir possibles danys personals per conseqüència d’això</text:span><text:span text:style-name="T5">)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208e" officeooo:paragraph-rsid="000920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11/03/20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20:26:33.373000000</meta:creation-date>
    <meta:editing-cycles>13</meta:editing-cycles>
    <meta:editing-duration>PT42M31S</meta:editing-duration>
    <dc:title>Base</dc:title>
    <meta:generator>LibreOffice/7.6.4.1$Windows_X86_64 LibreOffice_project/e19e193f88cd6c0525a17fb7a176ed8e6a3e2aa1</meta:generator>
    <dc:date>2024-03-11T21:09:10.444000000</dc:date>
    <meta:document-statistic meta:table-count="0" meta:image-count="0" meta:object-count="0" meta:page-count="2" meta:paragraph-count="24" meta:word-count="461" meta:character-count="2779" meta:non-whitespace-character-count="2332"/>
    <meta:template xlink:type="simple" xlink:actuate="onRequest" xlink:title="Base" xlink:href="../../../../../../../AppData/Roaming/LibreOffice/4/user/template/Base.ott" meta:date="2024-03-11T20:26:32.825000000"/>
  </office:meta>
</office:document-meta>
</file>